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20000023C0B58C28375B656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8.791cm" draw:z-index="0"><draw:image xlink:href="Pictures/10000000000004520000023C0B58C28375B656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6T20:02:53.708000000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